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ucida Sans1" svg:font-family="'Lucida Sans'"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nux Libertine Display G"/>
    </style:style>
    <style:style style:name="P2" style:family="paragraph" style:parent-style-name="Standard">
      <style:text-properties officeooo:paragraph-rsid="00147fb6"/>
    </style:style>
    <style:style style:name="P3" style:family="paragraph" style:parent-style-name="Standard">
      <style:text-properties officeooo:rsid="00150ea0" officeooo:paragraph-rsid="00150ea0"/>
    </style:style>
    <style:style style:name="T1" style:family="text">
      <style:text-properties style:font-name="Linux Libertine Display G"/>
    </style:style>
    <style:style style:name="T2" style:family="text">
      <style:text-properties style:font-name="Linux Libertine Display G" officeooo:rsid="00147fb6"/>
    </style:style>
    <style:style style:name="T3" style:family="text">
      <style:text-properties style:font-name="Linux Libertine Display G" officeooo:rsid="00150ea0"/>
    </style:style>
    <style:style style:name="T4" style:family="text">
      <style:text-properties style:font-name="Linux Libertine Display G" officeooo:rsid="0015fa75"/>
    </style:style>
    <style:style style:name="T5" style:family="text">
      <style:text-properties style:font-name="sans-serif"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Comment on Project Outline </text:span></text:span><text:span text:style-name="Strong_20_Emphasis"><text:span text:style-name="T2">5</text:span></text:span></text:p>
      <text:p text:style-name="P1"/>
      <text:p text:style-name="P2"><text:span text:style-name="T2">The general premise for the paper in identifying “emotional coherence” between the audio and transcription of central banking seems interesting, but it’s not immediately clear to me the broader context of the research goal. I could see potential applications with linking / regressing these metrics against economic health or stock market health, but the research question isn’t posed clearly in this outline. As the current outline stands, it seems to me that there is some interesting classification problems to pursue, but no “ground truth” to compare to, which might make it difficult for you to draw conclusions from your work. </text:span></text:p>
      <text:p text:style-name="P2"><text:span text:style-name="T2"/></text:p>
      <text:p text:style-name="P2"><text:span text:style-name="T2">Another aspect that stood out to me what the datasets used. While the classification </text:span><text:span text:style-name="T3">training</text:span><text:span text:style-name="T2"> of “</text:span><text:span text:style-name="T3">emotional coherence” through </text:span><text:span text:style-name="T2">audio using the </text:span><text:span text:style-name="T5">RAVDESS</text:span><text:span text:style-name="T1"> </text:span><text:span text:style-name="T3">database seems reasonable, there isn’t a method explored for how to do extract the emotion from the text. Ensuring that these metrics are cross-compatible in a principled or motivated way seems like it could be a major challenge in the analysis. If you can identify past methodologies used in similar “emotional coherence” studies, it would help motivate your work. </text:span></text:p>
      <text:p text:style-name="P2"><text:span text:style-name="T3"/></text:p>
      <text:p text:style-name="P3"><text:span text:style-name="T3">I</text:span><text:span text:style-name="T1">n terms of what graphical or tabular representations of data would be useful, I don’t think a metrics summary on the training set (</text:span><text:span text:style-name="T5">RAVDESS</text:span><text:span text:style-name="T1"> database) is particularly useful if you’re planning to extrapolate to an unlabelled test set like the audio and transcriptions from the ECB. I think really trying to determine what your ground truth or test dataset is pivotal as well as clarifying what your research question / objective are. There’s an interesting premise in what you plan to do, but there are a lot of areas </text:span><text:span text:style-name="T4">n your outline that need to be fleshed out before you can do a proper analysi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ucida Sans1" svg:font-family="'Lucida Sans'"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14:38:07.024000000</meta:creation-date>
    <dc:date>2020-12-13T15:12:10.472000000</dc:date>
    <meta:editing-duration>PT42S</meta:editing-duration>
    <meta:editing-cycles>1</meta:editing-cycles>
    <meta:document-statistic meta:table-count="0" meta:image-count="0" meta:object-count="0" meta:page-count="1" meta:paragraph-count="4" meta:word-count="292" meta:character-count="1775" meta:non-whitespace-character-count="1484"/>
    <meta:generator>LibreOffice/7.0.3.1$Windows_X86_64 LibreOffice_project/d7547858d014d4cf69878db179d326fc3483e082</meta:generator>
  </office:meta>
</office:document-meta>
</file>